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Heading_20_4">
      <loext:graphic-properties draw:fill="solid" draw:fill-color="#ffffff"/>
      <style:paragraph-properties fo:margin-top="0.1665in" fo:margin-bottom="0.028in" loext:contextual-spacing="false" fo:line-height="150%" fo:keep-together="auto" fo:background-color="#ffffff" fo:padding="0in" fo:border="none" fo:keep-with-next="auto"/>
    </style:style>
    <style:style style:name="T1" style:family="text"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T2" style:family="text">
      <style:text-properties fo:color="#0d0d0d" style:font-name="Roboto" style:font-name-asian="Roboto1" style:font-name-complex="Roboto1" fo:background-color="#ffffff"/>
    </style:style>
    <style:style style:name="T3" style:family="text">
      <style:text-properties fo:color="#0d0d0d" style:font-name="Courier New" fo:font-size="9.5pt" style:font-name-asian="Courier New1" style:font-size-asian="9.5pt" style:font-name-complex="Courier New1" style:font-size-complex="9.5pt" fo:background-color="#ffffff"/>
    </style:style>
    <style:style style:name="T4" style:family="text">
      <style:text-properties fo:color="#0d0d0d" style:font-name="Courier New" fo:font-size="10.5pt" style:font-name-asian="Courier New1" style:font-size-asian="10.5pt" style:font-name-complex="Courier New1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ie um arquivo </text:span><text:span text:style-name="T3">server.js</text:span><text:span text:style-name="T1"> e adicione o seguinte código para configurar o servidor Express.js e a conexão com o MongoDB:</text:span></text:p>
      <text:p text:style-name="Standard"><text:span text:style-name="T1">const express = require('express');</text:span></text:p>
      <text:p text:style-name="Standard"><text:span text:style-name="T1">const mongoose = require('mongoose');</text:span></text:p>
      <text:p text:style-name="Standard"><text:span text:style-name="T1">const User = require('./models/User');</text:span></text:p>
      <text:p text:style-name="P1"/>
      <text:p text:style-name="Standard"><text:span text:style-name="T1">const app = express();</text:span></text:p>
      <text:p text:style-name="P1"/>
      <text:p text:style-name="Standard"><text:span text:style-name="T1">app.use(express.json());</text:span></text:p>
      <text:p text:style-name="P1"/>
      <text:p text:style-name="Standard"><text:span text:style-name="T1">mongoose.connect('mongodb://localhost:27017/meu_projeto_db', {</text:span></text:p>
      <text:p text:style-name="Standard"><text:span text:style-name="T1"><text:s text:c="2"/>useNewUrlParser: true,</text:span></text:p>
      <text:p text:style-name="Standard"><text:span text:style-name="T1"><text:s text:c="2"/>useUnifiedTopology: true</text:span></text:p>
      <text:p text:style-name="Standard"><text:span text:style-name="T1">}).then(() =&gt; {</text:span></text:p>
      <text:p text:style-name="Standard"><text:span text:style-name="T1"><text:s text:c="2"/>console.log('MongoDB connected');</text:span></text:p>
      <text:p text:style-name="Standard"><text:span text:style-name="T1">}).catch((err) =&gt; {</text:span></text:p>
      <text:p text:style-name="Standard"><text:span text:style-name="T1"><text:s text:c="2"/>console.error('MongoDB connection error:', err);</text:span></text:p>
      <text:p text:style-name="Standard"><text:span text:style-name="T1">});</text:span></text:p>
      <text:p text:style-name="P1"/>
      <text:p text:style-name="Standard"><text:span text:style-name="T1">app.post('/api/users', async (req, res) =&gt; {</text:span></text:p>
      <text:p text:style-name="Standard"><text:span text:style-name="T1"><text:s text:c="2"/>try {</text:span></text:p>
      <text:p text:style-name="Standard"><text:span text:style-name="T1"><text:s text:c="4"/>const user = new User(req.body);</text:span></text:p>
      <text:p text:style-name="Standard"><text:span text:style-name="T1"><text:s text:c="4"/>await user.save();</text:span></text:p>
      <text:p text:style-name="Standard"><text:span text:style-name="T1"><text:s text:c="4"/>res.status(201).send(user);</text:span></text:p>
      <text:p text:style-name="Standard"><text:span text:style-name="T1"><text:s text:c="2"/>} catch (err) {</text:span></text:p>
      <text:p text:style-name="Standard"><text:span text:style-name="T1"><text:s text:c="4"/>res.status(400).send(err);</text:span></text:p>
      <text:p text:style-name="Standard"><text:soft-page-break/><text:span text:style-name="T1"><text:s text:c="2"/>}</text:span></text:p>
      <text:p text:style-name="Standard"><text:span text:style-name="T1">});</text:span></text:p>
      <text:p text:style-name="P1"/>
      <text:p text:style-name="Standard"><text:span text:style-name="T1">const PORT = process.env.PORT || 5000;</text:span></text:p>
      <text:p text:style-name="Standard"><text:span text:style-name="T1">app.listen(PORT, () =&gt; {</text:span></text:p>
      <text:p text:style-name="Standard"><text:span text:style-name="T1"><text:s text:c="2"/>console.log(`Server is running on port ${PORT}`);</text:span></text:p>
      <text:p text:style-name="Standard"><text:span text:style-name="T1">});</text:span></text:p>
      <text:p text:style-name="P1"/>
      <text:p text:style-name="Standard"><text:span text:style-name="T1">Execute o servidor backend executando o seguinte comando:</text:span></text:p>
      <text:p text:style-name="Standard"><text:span text:style-name="T1">node server.js</text:span></text:p>
      <text:p text:style-name="P1"/>
      <text:p text:style-name="P4"><text:bookmark text:name="_781v967onxw"/><text:span text:style-name="T2">Inicialização do projeto frontend:</text:span></text:p>
      <text:p text:style-name="P2"><text:span text:style-name="T1">Navegue até o diretório principal do seu projeto e crie um novo projeto React:</text:span></text:p>
      <text:p text:style-name="Standard"><text:span text:style-name="T1">cd ..</text:span></text:p>
      <text:p text:style-name="Standard"><text:span text:style-name="T1">mkdir meu_projeto_frontend</text:span></text:p>
      <text:p text:style-name="Standard"><text:span text:style-name="T1">cd meu_projeto_frontend</text:span></text:p>
      <text:p text:style-name="Standard"><text:span text:style-name="T1">create-react-app frontend</text:span></text:p>
      <text:p text:style-name="Standard"><text:span text:style-name="T1">cd frontend</text:span></text:p>
      <text:p text:style-name="P1"/>
      <text:p text:style-name="Standard"><text:span text:style-name="T1">No componente React onde deseja fazer uma chamada ao backend</text:span></text:p>
      <text:p text:style-name="Standard"><text:span text:style-name="T1">import React, { useState } from 'react';</text:span></text:p>
      <text:p text:style-name="Standard"><text:span text:style-name="T1">import axios from 'axios';</text:span></text:p>
      <text:p text:style-name="P1"/>
      <text:p text:style-name="Standard"><text:span text:style-name="T1">const CreateUser = () =&gt; {</text:span></text:p>
      <text:p text:style-name="Standard"><text:span text:style-name="T1"><text:s text:c="2"/>const [name, setName] = useState('');</text:span></text:p>
      <text:p text:style-name="Standard"><text:span text:style-name="T1"><text:s text:c="2"/>const [email, setEmail] = useState('');</text:span></text:p>
      <text:p text:style-name="Standard"><text:soft-page-break/><text:span text:style-name="T1"><text:s text:c="2"/>const [password, setPassword] = useState('');</text:span></text:p>
      <text:p text:style-name="P1"/>
      <text:p text:style-name="Standard"><text:span text:style-name="T1"><text:s text:c="2"/>const handleSubmit = async (e) =&gt; {</text:span></text:p>
      <text:p text:style-name="Standard"><text:span text:style-name="T1"><text:s text:c="4"/>e.preventDefault();</text:span></text:p>
      <text:p text:style-name="Standard"><text:span text:style-name="T1"><text:s text:c="4"/>try {</text:span></text:p>
      <text:p text:style-name="Standard"><text:span text:style-name="T1"><text:s text:c="6"/>await axios.post('/api/users', { name, email, password });</text:span></text:p>
      <text:p text:style-name="Standard"><text:span text:style-name="T1"><text:s text:c="6"/>console.log('User created successfully');</text:span></text:p>
      <text:p text:style-name="Standard"><text:span text:style-name="T1"><text:s text:c="4"/>} catch (err) {</text:span></text:p>
      <text:p text:style-name="Standard"><text:span text:style-name="T1"><text:s text:c="6"/>console.error('Error creating user:', err);</text:span></text:p>
      <text:p text:style-name="Standard"><text:span text:style-name="T1"><text:s text:c="4"/>}</text:span></text:p>
      <text:p text:style-name="Standard"><text:span text:style-name="T1"><text:s text:c="2"/>};</text:span></text:p>
      <text:p text:style-name="P1"/>
      <text:p text:style-name="Standard"><text:span text:style-name="T1"><text:s text:c="2"/>return (</text:span></text:p>
      <text:p text:style-name="Standard"><text:span text:style-name="T1"><text:s text:c="4"/>&lt;div&gt;</text:span></text:p>
      <text:p text:style-name="Standard"><text:span text:style-name="T1"><text:s text:c="6"/>&lt;h2&gt;Create New User&lt;/h2&gt;</text:span></text:p>
      <text:p text:style-name="Standard"><text:span text:style-name="T1"><text:s text:c="6"/>&lt;form onSubmit={handleSubmit}&gt;</text:span></text:p>
      <text:p text:style-name="Standard"><text:span text:style-name="T1"><text:s text:c="8"/>&lt;input type="text" placeholder="Name" value={name} onChange={(e) =&gt; setName(e.target.value)} /&gt;</text:span></text:p>
      <text:p text:style-name="Standard"><text:span text:style-name="T1"><text:s text:c="8"/>&lt;input type="email" placeholder="Email" value={email} onChange={(e) =&gt; setEmail(e.target.value)} /&gt;</text:span></text:p>
      <text:p text:style-name="Standard"><text:span text:style-name="T1"><text:s text:c="8"/>&lt;input type="password" placeholder="Password" value={password} onChange={(e) =&gt; setPassword(e.target.value)} /&gt;</text:span></text:p>
      <text:p text:style-name="Standard"><text:span text:style-name="T1"><text:s text:c="8"/>&lt;button type="submit"&gt;Create User&lt;/button&gt;</text:span></text:p>
      <text:p text:style-name="Standard"><text:span text:style-name="T1"><text:s text:c="6"/>&lt;/form&gt;</text:span></text:p>
      <text:p text:style-name="Standard"><text:span text:style-name="T1"><text:s text:c="4"/>&lt;/div&gt;</text:span></text:p>
      <text:p text:style-name="Standard"><text:span text:style-name="T1"><text:s text:c="2"/>);</text:span></text:p>
      <text:p text:style-name="Standard"><text:span text:style-name="T1">};</text:span></text:p>
      <text:p text:style-name="P1"/>
      <text:p text:style-name="Standard"><text:span text:style-name="T1">export default CreateUser;</text:span></text:p>
      <text:p text:style-name="P1"><text:soft-page-break/></text:p>
      <text:p text:style-name="P4"><text:bookmark text:name="_lgupvbcnkqh9"/><text:span text:style-name="T2">Backend:</text:span></text:p>
      <text:p text:style-name="P2"><text:span text:style-name="T1">Certifique-se de que o servidor backend Express.js esteja em execução. Você pode executá-lo com o comando </text:span><text:span text:style-name="T4">node server.js</text:span><text:span text:style-name="T1">.</text:span></text:p>
      <text:p text:style-name="P4"><text:bookmark text:name="_yk4q3iwb2anv"/><text:span text:style-name="T2">Frontend:</text:span></text:p>
      <text:p text:style-name="P2"><text:span text:style-name="T1">Para iniciar o servidor de desenvolvimento do frontend React, execute o seguinte comando dentro do diretório </text:span><text:span text:style-name="T4">frontend</text:span><text:span text:style-name="T1">:</text:span></text:p>
      <text:p text:style-name="Standard"><text:span text:style-name="T1">npm start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0" meta:word-count="287" meta:character-count="2411" meta:non-whitespace-character-count="2056"/>
    <meta:generator>LibreOfficeDev/6.0.5.2$Linux_X86_64 LibreOffice_project/</meta:generator>
  </office:meta>
</office:document-meta>
</file>